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2">
      <style:paragraph-properties fo:text-align="center" style:justify-single-word="fals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size="9pt" style:font-size-asian="7.84999990463257pt" style:font-size-complex="9pt"/>
    </style:style>
    <style:style style:name="T3" style:family="text">
      <style:text-properties fo:font-size="9pt" style:font-size-asian="9pt" style:font-size-complex="9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Heading_20_2" text:outline-level="2"><text:bookmark-start text:name="spell-details"/>Spell Details<text:bookmark-end text:name="spell-details"/></text:h>
        <text:p text:style-name="First_20_paragraph">Each spell has a spell level, range, and duration.</text:p>
        <text:h text:style-name="Heading_20_3" text:outline-level="3"><text:bookmark-start text:name="level"/>Level<text:bookmark-end text:name="level"/></text:h>
        <text:p text:style-name="First_20_paragraph">This is the spell level, not the level required to cast it.</text:p>
        <text:h text:style-name="Heading_20_3" text:outline-level="3"><text:bookmark-start text:name="range"/>Range<text:bookmark-end text:name="range"/></text:h>
        <text:p text:style-name="First_20_paragraph">Range is the maximum distance of the spell’s target, not its area of effect (though sometimes these are the same). Ranged spells must obey the normal rules on line of sight and blocked targets, but do not suffer range modifiers. Spells typically have one of five ranges:</text:p>
        <text:list text:style-name="L1">
          <text:list-item>
            <text:p text:style-name="P5">Self: The spell can only target the caster. However, if the range is “Self” followed by an area, the effect emits from the caster and covers the area specified.</text:p>
          </text:list-item>
          <text:list-item>
            <text:p text:style-name="P5">Touch: The spell requires the caster to touch the target creature or object to affect it, which means that the caster must be within 5 feet of the target at the start of the Magic Phase (when the spell resolves). The target can be the caster: if so, the “touch” is automatic. A normal attack roll is required if the target is hostile.</text:p>
          </text:list-item>
          <text:list-item>
            <text:p text:style-name="P5">Short: The spell reaches up to 40 feet. This range increases by 5 feet for every two caster levels.</text:p>
          </text:list-item>
          <text:list-item>
            <text:p text:style-name="P5">Medium: Up to 100 feet, plus 10 feet per two caster levels.</text:p>
          </text:list-item>
          <text:list-item>
            <text:p text:style-name="P5">Long: Up to 400 feet, plus 20 feet per two caster levels.</text:p>
          </text:list-item>
        </text:list>
        <text:h text:style-name="Heading_20_3" text:outline-level="3"><text:bookmark-start text:name="duration"/>Duration<text:bookmark-end text:name="duration"/></text:h>
        <text:p text:style-name="First_20_paragraph">This is the amount of time the spell is in effect. A caster can dispel their own non-Instant spell effect at will, as a free action.</text:p>
        <text:list text:style-name="L2">
          <text:list-item>
            <text:p text:style-name="P6">Instant: The spell effect comes and goes the moment the spell is cast, though the consequences (such as damage) might last beyond this.</text:p>
          </text:list-item>
          <text:list-item>
            <text:p text:style-name="P6">Timed: Unless dispelled by the caster, the spell lasts until its listed time has passed. If a spell’s duration is variable, the duration is rolled secretly by the GM (i.e. the caster doesn’t know how long their spell will last).</text:p>
          </text:list-item>
          <text:list-item>
            <text:p text:style-name="P6">Concentration: The spell requires that the caster concentrate on it to keep its effect active. This prevents the casting of another spell, but movement and other actions are still allowed. Anything that would disrupt a spell’s casting also breaks a caster’s concentration while maintaining one, thus ending the spell.</text:p>
          </text:list-item>
          <text:list-item>
            <text:p text:style-name="P6">Permanent: Unless dispelled by the caster, the effect is permanent. The effect may still be vulnerable to Dispel Magic or other means of destruction; if so, this will be specified in the spell description.</text:p>
          </text:list-item>
        </text:list>
        <text:h text:style-name="Heading_20_3" text:outline-level="3"><text:bookmark-start text:name="area-of-effect"/>Area of Effect<text:bookmark-end text:name="area-of-effect"/></text:h>
        <text:p text:style-name="First_20_paragraph">For spells with an area of effect, the caster selects a point within range to centre the effect area, but cannot control what a spell affects within that area unless the spell states otherwise. If using a grid map, a spell’s centre point must be at a grid-line intersection, not a square.</text:p>
        <text:p text:style-name="Text_20_body">The area of effect listed for spells (AoE) may have two values. If so, the first is radius, while the second is the full area of effect in 5-foot squares, if using a grid map. The latter can lead to counterintuitive results (e.g. square fireballs), but is an ease-of-use abstraction to avoid annoyances with diagonals.</text:p>
        <text:h text:style-name="Heading_20_3" text:outline-level="3"><text:bookmark-start text:name="reversible-spells-r"/>Reversible Spells (R)<text:bookmark-end text:name="reversible-spells-r"/></text:h>
        <text:p text:style-name="First_20_paragraph">Some spells are reversible: this will be noted in the spell’s title and description. When one gains a reversible spell both forms are learned, but each is a different spell for the purposes of preparing spells. For example, Haste and Slow would occupy separate spell slots (and each could be prepared up to twice).</text:p>
        <text:h text:style-name="Heading_20_3" text:outline-level="3"><text:bookmark-start text:name="saving-throws"/>Saving Throws<text:bookmark-end text:name="saving-throws"/></text:h>
        <text:p text:style-name="First_20_paragraph">Spells that allow a save have this noted in their description. If the spell does damage, a successful save reduces the damage to that subject by half (round normally); for all other spells a save nullifies the effect on that subject unless stated otherwise.</text:p>
        <text:h text:style-name="Heading_20_4" text:outline-level="4"><text:bookmark-start text:name="saving-throws-illusions"/>Saving Throws &amp; Illusions<text:bookmark-end text:name="saving-throws-illusions"/></text:h>
        <text:p text:style-name="First_20_paragraph">Illusions only affect intelligent creatures. A creature is not granted an extra save to recognize an illusion unless they carefully study it, directly interact with it (a touch or attack usually counts), make a deliberate effort to disbelieve it (this requires an action if in combat), or see a result contravening established reality (e.g. falling through an illusionary “floor” covering a pit). A save is granted up to once per round in such circumstances, made in secret by the GM.</text:p>
        <text:p text:style-name="Text_20_body">A failed save does not dictate one’s chosen actions; it only means that the creature believes in the illusory reality. This also does not make that reality in any way real. For example, one might choose to cross an illusory bridge if they fail their save, and if so would of course fall through it. However, chosen actions will unconsciously adjust to match perceived reality. For example, if a victim believes they are in a swamp, they will unknowingly slow their movement to normal swamp speeds.</text:p>
        <text:p text:style-name="Text_20_body">Passing a save against an illusion does not dispel it, but reveals it to be false for that person. Any who know an illusion to be false can use an action to try and convince others of this; those told can reroll their next failed save against that illusion.</text:p>
        <text:h text:style-name="Heading_20_3" text:outline-level="3"><text:bookmark-start text:name="stacking-spell-effects"/>Stacking Spell Effects<text:bookmark-end text:name="stacking-spell-effects"/></text:h>
        <text:p text:style-name="First_20_paragraph">Regardless of the source, the same spell (or equivalent effect from another source) cannot be stacked on a single target unless specified otherwise. For example, two Shield spells on one target does not provide a cumulative effect, and neither does a Shield spell and a Shield effect from a magical item.</text:p>
      </text:section>
      <text:h text:style-name="P4" text:outline-level="2"><text:bookmark-start text:name="spell-descriptions"/><text:soft-page-break/>Spell Descriptions<text:bookmark-end text:name="spell-descriptions"/></text:h>
      <text:section text:style-name="Sect1" text:name="Section2">
        <text:h text:style-name="Heading_20_3" text:outline-level="3"><text:bookmark-start text:name="st-level-spells"/>1st Level Spells<text:bookmark-end text:name="st-level-spells"/></text:h>
        <text:h text:style-name="Heading_20_4" text:outline-level="4"><text:bookmark-start text:name="alarm"/>Alarm<text:bookmark-end text:name="alarm"/></text:h>
        <text:p text:style-name="First_20_paragraph"><text:span text:style-name="T1">Abjuration (R: Short, D: 1 day)</text:span><text:line-break/><text:span text:style-name="T3">AoE: 60-ft radius. Whenever a creature of size level Small and up touches or enters the warded area, a mental alarm goes off. The caster must be within one mile of the warded area to receive this alarm; if sleeping, they are automatically woken. The caster can designate specific individuals, creatures, or creature types that won’t set off the alarm.</text:span></text:p>
        <text:h text:style-name="Heading_20_4" text:outline-level="4"><text:bookmark-start text:name="animal-friendship"/>Animal Friendship<text:bookmark-end text:name="animal-friendship"/></text:h>
        <text:p text:style-name="First_20_paragraph"><text:span text:style-name="T1">Enchantment (R: Short, D: 1 hour)</text:span><text:line-break/>This spell makes a normal animal regard the caster as a trusted friend and ally. If the animal is currently being threatened by the caster or its allies, it is allowed a Very Hard (Will) save to resist the spell.</text:p>
        <text:h text:style-name="Heading_20_4" text:outline-level="4"><text:bookmark-start text:name="bless"/>Bless<text:bookmark-end text:name="bless"/></text:h>
        <text:p text:style-name="First_20_paragraph"><text:span text:style-name="T1">Abjuration (R: Short, D: 1 hour)</text:span><text:line-break/>AoE: 50-ft radius / 20 × 20. All chosen subjects apply a +2 AC bonus, as well as +1 to Morale checks. Saves vs. fear are one difficulty level lower.</text:p>
        <text:h text:style-name="Heading_20_4" text:outline-level="4"><text:bookmark-start text:name="blur"/>Blur<text:bookmark-end text:name="blur"/></text:h>
        <text:p text:style-name="First_20_paragraph"><text:span text:style-name="T1">Illusion (R: Self, D: 1 hour)</text:span><text:line-break/>The caster’s form appears to constantly shift and waver. Attacks directly targeting the caster that rely on sight must reroll hits scored on the caster.</text:p>
        <text:h text:style-name="Heading_20_4" text:outline-level="4"><text:bookmark-start text:name="change-self"/>Change Self<text:bookmark-end text:name="change-self"/></text:h>
        <text:p text:style-name="First_20_paragraph"><text:span text:style-name="T1">Illusion (R: Self, D: 1 hour)</text:span><text:line-break/>Save: Very Hard (Per). The subject’s appearance—including all personal items—is altered. Height can be altered up to 1 ft shorter or taller, and weight can be altered to a similar degree along with it. The same basic limb arrangement must be kept.</text:p>
        <text:h text:style-name="Heading_20_4" text:outline-level="4"><text:bookmark-start text:name="chill-touch"/>Chill Touch<text:bookmark-end text:name="chill-touch"/></text:h>
        <text:p text:style-name="First_20_paragraph"><text:span text:style-name="T1">Necromancy (R: Touch, D: 1 miinute)</text:span><text:line-break/>Save: Hard (Arc). This spell deals 1D6+2 necrotic damage. If the target is living, it cannot be healed for the spell’s duration; undead creatures instead must reroll any hits scored against the caster.</text:p>
        <text:h text:style-name="Heading_20_4" text:outline-level="4"><text:bookmark-start text:name="command"/>Command<text:bookmark-end text:name="command"/></text:h>
        <text:p text:style-name="First_20_paragraph"><text:span text:style-name="T1">Enchantment (R: Medium, D: 1 round)</text:span><text:line-break/>Save: Very Hard (Will). The caster issues a one-word command to the target, which it must obey on its next set of actions. The command must be unequivocal, and something the target can accomplish (e.g. back, halt, flee, fall, approach, kneel, dance; “die” or “suicide” do not qualify).</text:p>
        <text:h text:style-name="Heading_20_4" text:outline-level="4"><text:bookmark-start text:name="comprehend-languages"/>Comprehend Languages<text:bookmark-end text:name="comprehend-languages"/></text:h>
        <text:p text:style-name="First_20_paragraph"><text:span text:style-name="T1">Divination (R: Self, D: 1 hour)</text:span><text:line-break/>AoE: Up to 40-ft radius / 16 × 16. Up to five creatures (+5 per caster name level) can comprehend (but not communicate using) unknown text or speech. Codes / ciphers are not broken; nor are references explained. More esoteric communications, such as pheromones, are not understood.</text:p>
        <text:h text:style-name="Heading_20_4" text:outline-level="4"><text:bookmark-start text:name="cure-light-wounds"/>Cure Light Wounds<text:bookmark-end text:name="cure-light-wounds"/></text:h>
        <text:p text:style-name="First_20_paragraph"><text:span text:style-name="T1">Necromancy (R: Touch, D: Instant)</text:span><text:line-break/>This spell heals the subject of 1d6+2 damage. Add 1d6 for each name level the subject (not the caster) has.</text:p>
        <text:h text:style-name="Heading_20_4" text:outline-level="4"><text:bookmark-start text:name="curse"/>Curse<text:bookmark-end text:name="curse"/></text:h>
        <text:p text:style-name="First_20_paragraph"><text:span text:style-name="T1">Conjuration (R: Short, D: 1 hour)</text:span><text:line-break/>Save: Hard (Arc). AoE: 50-ft radius / 20 × 20. All chosen targets receive a –2 attack penalty, as well as –1 to Morale checks.</text:p>
        <text:h text:style-name="Heading_20_4" text:outline-level="4"><text:bookmark-start text:name="detect-illusion"/>Detect Illusion<text:bookmark-end text:name="detect-illusion"/></text:h>
        <text:p text:style-name="First_20_paragraph"><text:span text:style-name="T1">Divination (R: Touch, D: 10 minutes)</text:span><text:line-break/>All illusions within view are revealed as such to the subject.</text:p>
        <text:h text:style-name="Heading_20_4" text:outline-level="4"><text:bookmark-start text:name="detect-magic"/>Detect Magic<text:bookmark-end text:name="detect-magic"/></text:h>
        <text:p text:style-name="First_20_paragraph"><text:span text:style-name="T1">Divination (R: Self, D: 10 minutes)</text:span><text:line-break/>AoE: 60-ft radius. All magical emanations glow softly. The caster knows the magic’s strength (faint, moderate, strong, overwhelming) and the school(s) associated with that magic.</text:p>
        <text:h text:style-name="Heading_20_4" text:outline-level="4"><text:bookmark-start text:name="detect-portals-passages"/>Detect Portals &amp; Passages<text:bookmark-end text:name="detect-portals-passages"/></text:h>
        <text:p text:style-name="First_20_paragraph"><text:span text:style-name="T1">Divination (R: Short, D: 10 minutes)</text:span><text:line-break/>AoE: 60-ft radius. All hidden doors, compartments, and passages within range glow softly (unless invisible). Obstructions may obscure the glow.</text:p>
        <text:h text:style-name="Heading_20_4" text:outline-level="4"><text:bookmark-start text:name="endure-heat-cold"/>Endure Heat &amp; Cold<text:bookmark-end text:name="endure-heat-cold"/></text:h>
        <text:p text:style-name="First_20_paragraph"><text:span text:style-name="T1">Abjuration (R: Touch, D: 12 hours)</text:span><text:line-break/>Up to one subject per two caster levels is immune to environmental temperature effects within most natural bounds (more extreme forms like magma flows, as well as fire- and cold-based attacks, are not affected).</text:p>
        <text:h text:style-name="Heading_20_4" text:outline-level="4"><text:bookmark-start text:name="enlarge-r"/>Enlarge (R)<text:bookmark-end text:name="enlarge-r"/></text:h>
        <text:p text:style-name="First_20_paragraph"><text:span text:style-name="T1">Transmutation (R: Short, D: 1 hour)</text:span><text:line-break/>Save: Hard (Arc). This spell causes instant growth of one creature and its carried/worn items, or one object, in both size and weight. Creatures gain one size level—two at level 10. Objects increase 10% per level of the caster (max. 100%), to a limit of 5 cubic feet per caster level. If insufficient space is available to fully grow, the creature/object attains the maximum possible size, bursting weak enclosures but constrained without harm by stronger materials—the spell cannot crush something by growth. The reverse, Reduce, either negates Enlarge or makes a creature or object smaller in the same ratios as Enlarge. Unwilling victims of either spell are entitled to a saving throw. In all cases, ability scores, damage, HP, and AC are all unaffected.</text:p>
        <text:h text:style-name="Heading_20_4" text:outline-level="4"><text:bookmark-start text:name="faerie-fire"/>Faerie Fire<text:bookmark-end text:name="faerie-fire"/></text:h>
        <text:p text:style-name="First_20_paragraph"><text:span text:style-name="T1">Illusion (R: Short, D: 10 minutes)</text:span><text:line-break/>LoS not required. One creature or object per caster level can be wreathed in a pale glowing light visible out to 80 ft; even invisible things can be chosen as targets (this does not make them visible). Against those targets this applies a +2 attack bonus, but the fire is concealed by Darkness.</text:p>
        <text:h text:style-name="Heading_20_4" text:outline-level="4"><text:bookmark-start text:name="feather-fall"/><text:soft-page-break/>Feather Fall<text:bookmark-end text:name="feather-fall"/></text:h>
        <text:p text:style-name="First_20_paragraph"><text:span text:style-name="T1">Transmutation (R: Medium, D: 10 minutes)</text:span><text:line-break/>Up to five falling creatures within range have their rate of descent slow to 60 ft per round (occurring in the Movement Phase). A subject that lands before the spell ends takes no falling damage and can land on its feet, and the spell ends for that creature.</text:p>
        <text:h text:style-name="Heading_20_4" text:outline-level="4"><text:bookmark-start text:name="floating-disc"/>Floating Disc<text:bookmark-end text:name="floating-disc"/></text:h>
        <text:p text:style-name="First_20_paragraph"><text:span text:style-name="T1">Evocation (R: Self, D: 4 hours)</text:span><text:line-break/>This spell creates a circular, horizontal disc in an empty space within 5 ft of its caster. The disc is 3 ft in diameter and 1 inch thick, and floats 3 ft above the surface beneath it. It can support up to 500 pounds (about 20 item slots). The disc follows 5 ft behind its caster. It cannot be ridden by the caster, and cannot cross abrupt elevation changes of over 10 ft.</text:p>
        <text:h text:style-name="Heading_20_4" text:outline-level="4"><text:bookmark-start text:name="fog"/>Fog<text:bookmark-end text:name="fog"/></text:h>
        <text:p text:style-name="First_20_paragraph"><text:span text:style-name="T1">Conjuration (R: Long, D: 1 hour)</text:span><text:line-break/>AoE: Up to 50-ft radius / 20 × 20. The caster summons a wall of thick fog that reduces vision (including infravision) to 5 ft. A wind of at least 20 miles per hour disperses it.</text:p>
        <text:h text:style-name="Heading_20_4" text:outline-level="4"><text:bookmark-start text:name="friends"/>Friends<text:bookmark-end text:name="friends"/></text:h>
        <text:p text:style-name="First_20_paragraph"><text:span text:style-name="T1">Enchantment (R: Self, D: 1 hour)</text:span><text:line-break/>Save: Hard (Will). AoE: 200-ft radius. Intelligent creatures that fail their save ignore the fact that the caster just cast a spell and instead tend towards being impressed with the caster, providing +4 to the caster’s party reaction roll.</text:p>
        <text:h text:style-name="Heading_20_4" text:outline-level="4"><text:bookmark-start text:name="grave-shroud"/>Grave Shroud<text:bookmark-end text:name="grave-shroud"/></text:h>
        <text:p text:style-name="First_20_paragraph"><text:span text:style-name="T1">Necromancy (R: Short, D: 1 hour)</text:span><text:line-break/>Undead creatures perceive up to five subjects (+5 per caster name level) as undead. Mindless undead thus ignore the subjects, unless specifically commanded to attack them directly, while intelligent undead do not instinctively know them to be alive, but will likely wonder at their actions or appearance. If a subject attacks an undead creature, the spell ends for them.</text:p>
        <text:h text:style-name="Heading_20_4" text:outline-level="4"><text:bookmark-start text:name="grease"/>Grease<text:bookmark-end text:name="grease"/></text:h>
        <text:p text:style-name="First_20_paragraph"><text:span text:style-name="T1">CConjuration (R: Medium, D: 10 minutes)</text:span><text:line-break/>Save: Hard (Dex). AoE: Up to 40-ft radius / 16 × 16. Slick, non-flammable grease covers the ground. Creatures in the area when the grease appears or who move into a greased space (even if already in one) must save or fall prone (limit of one such save per round). For those who make their save, the greased area is still treated as difficult terrain.</text:p>
        <text:h text:style-name="Heading_20_4" text:outline-level="4"><text:bookmark-start text:name="light-r"/>Light (R)<text:bookmark-end text:name="light-r"/></text:h>
        <text:p text:style-name="First_20_paragraph"><text:span text:style-name="T1">Evocation (R: Medium, D: 12 hours)</text:span><text:line-break/>AoE: Up to 40-ft radius / 16 × 16, +20 ft per name level, can be gradated while active in increments of 10 ft as an action. This spell illuminates the chosen area as if by torchlight. The spell’s reverse, Darkness, creates darkness that blocks all light and vision in the chosen area (including infravision) within or through it. Either spell can be cast on a movable object and carried. If the area of effect of one type comes into contact with the other, one dispels the other: roll randomly to see which.</text:p>
        <text:h text:style-name="Heading_20_4" text:outline-level="4"><text:bookmark-start text:name="magic-missile"/>Magic Missile<text:bookmark-end text:name="magic-missile"/></text:h>
        <text:p text:style-name="First_20_paragraph"><text:span text:style-name="T1">Evocation (R: Short, D: Instant)</text:span><text:line-break/>Save: None. A bolt of magic automatically strikes the target for 1d6+1 damage. For every two caster levels past the 1st (i.e. 3, 5, 7, 9), another missile strikes the target, to a maximum of five missiles at 9th level and up. Unlike standard spell targeting, if something can be seen it can be targeted, even if normal spellcasting line of sight is blocked.</text:p>
        <text:h text:style-name="Heading_20_4" text:outline-level="4"><text:bookmark-start text:name="minor-illusion"/>Minor Illusion<text:bookmark-end text:name="minor-illusion"/></text:h>
        <text:p text:style-name="First_20_paragraph"><text:span text:style-name="T1">Illusion (R: Medium, D: 1 hour)</text:span><text:line-break/>Save: Hard (Per). This spell creates an illusionary sound, scent, or image (only one). If a sound, its volume can range from a whisper to a scream, and vary in pitch and tempo as desired. If an image, it is silent and immobile, and no larger than a 5-ft cube (2 × 2 × 2).</text:p>
        <text:h text:style-name="Heading_20_4" text:outline-level="4"><text:bookmark-start text:name="nullify-poison"/>Nullify Poison<text:bookmark-end text:name="nullify-poison"/></text:h>
        <text:p text:style-name="First_20_paragraph"><text:span text:style-name="T1">Transmutation (R: Short, D: Instant)</text:span><text:line-break/>AoE: Up to 10-ft radius / 4 × 4. This spell nullifies all non-magical poison applied to items (e.g. coated blades and needles; poison in gas capsules, food, or vials). Creatures naturally using their own poison are unaffected.</text:p>
        <text:h text:style-name="Heading_20_4" text:outline-level="4"><text:bookmark-start text:name="pass-without-trace"/>Pass Without Trace<text:bookmark-end text:name="pass-without-trace"/></text:h>
        <text:p text:style-name="First_20_paragraph"><text:span text:style-name="T1">Transmutation (R: Short, D: 1 hour)</text:span><text:line-break/>AoE: Up to 40-ft radius / 16 × 16. Up to five subjects (+5 per caster name level) can move through any terrain — mud, snow, dust, etc. — and leave neither footprint nor scent, making tracking by these means impossible. However, areas radiate a dweomer for 6d6 turns after an affected creature passes through them.</text:p>
        <text:h text:style-name="Heading_20_4" text:outline-level="4"><text:bookmark-start text:name="shield"/>Shield<text:bookmark-end text:name="shield"/></text:h>
        <text:p text:style-name="First_20_paragraph"><text:span text:style-name="T1">Abjuration (R: Self, D: 10 minutes)</text:span><text:line-break/>This spell invisibly wards the caster, providing +5 AC and negating any Magic Missiles cast at them.</text:p>
        <text:h text:style-name="Heading_20_4" text:outline-level="4"><text:bookmark-start text:name="shocking-grasp"/>Shocking Grasp<text:bookmark-end text:name="shocking-grasp"/></text:h>
        <text:p text:style-name="First_20_paragraph"><text:span text:style-name="T1">Evocation (R: Self, D: 2 hours)</text:span><text:line-break/>This spell charges the caster’s hand or a weapon they are holding. The first strike made by such deals an additional 1d6+2 electrical damage, dissipating the charge. Add +5 damage and one use per name level.</text:p>
        <text:h text:style-name="Heading_20_4" text:outline-level="4"><text:bookmark-start text:name="sleep"/>Sleep<text:bookmark-end text:name="sleep"/></text:h>
        <text:p text:style-name="First_20_paragraph"><text:span text:style-name="T1">Enchantment (R: Short, D: 10 minutes)</text:span><text:line-break/>Save: Hard (Will × 2). AoE: 30-ft radius / 12 × 12. The caster rolls 2d6 and adds their level to the result: that many Hit Dice of living enemies are put into a comatose slumber. Targets with the fewest HD are affected first, and only creatures with 4 HD or less are affected. Shaking and slapping a victim as an action gives them an extra save; mere noise does not.</text:p>
        <text:h text:style-name="Heading_20_4" text:outline-level="4"><text:bookmark-start text:name="turn-undead"/>Turn Undead<text:bookmark-end text:name="turn-undead"/></text:h>
        <text:p text:style-name="First_20_paragraph"><text:span text:style-name="T1">Necromancy (R: Self, D: 1D6 × 10 minutes)</text:span><text:line-break/>Save: None. AoE: 50-ft radius / 20 × 20. The duration of this spell is rolled in secret by the GM. The caster rolls 2d6 and <text:soft-page-break/>adds their level to the result. That many Hit Dice of undead equal to the result are turned: they will try to flee out of range to the best of their ability for the spell’s duration. If they cannot, they will cower as far from the caster as possible. Creatures with 3 or more Hit Dice than the caster has levels are immune. If the caster’s level is 5 or more than the Hit Dice of any affected undead, those undead are destroyed, not turned. If there are undead of multiple Hit Dice values in range, the roll is applied to all types; lower Hit Dice undead are turned first. Surplus Hit Dice are lost (for example, if the result indicates that 7 Hit Dice are turned, and there are four undead of 2 Hit Dice each, then only three undead are turned). Attacking a turned undead negates the spell for that creature.</text:p>
        <text:h text:style-name="Heading_20_4" text:outline-level="4"><text:bookmark-start text:name="unseen-servant"/>Unseen Servant<text:bookmark-end text:name="unseen-servant"/></text:h>
        <text:p text:style-name="First_20_paragraph"><text:span text:style-name="T1">Conjuration (R: Short, D: 2 hours)</text:span><text:line-break/>The spell summons an invisible spirit, weightless and Small in size, that serves tirelessly and fearlessly without question. The servant must remain within 40 feet of its summoner or it is dispelled. It moves as a normal PC, but ignores terrain. It can carry up to 1 point of encumbrance, and open normal doors, lids, drawers, etc, but perform no greater feats of strength. The servant cannot fight or take any other action requiring an attack roll. Nor can it block spaces, provide cover, or lock opponents in melee. It can be magically dispelled, banished by anything that banishes spirits, or eliminated after taking 6 points of magical damage.</text:p>
        <text:h text:style-name="P2" text:outline-level="1"/>
        <text:h text:style-name="P3" text:outline-level="1"><text:bookmark-start text:name="nd-level-spells"/>2ND LEVEL SPELLS<text:bookmark-end text:name="nd-level-spells"/></text:h>
        <text:h text:style-name="Heading_20_4" text:outline-level="4"><text:bookmark-start text:name="acid-arrow"/>Acid Arrow<text:bookmark-end text:name="acid-arrow"/></text:h>
        <text:p text:style-name="First_20_paragraph"><text:span text:style-name="T1">Evocation (R: Medium, D: Instant)</text:span><text:line-break/>The spell fires a magic arrow with a total attack bonus equal to the caster’s level. The arrow counts as a +1 weapon for the purpose of resistances, deals 1D6 damage, and douses the target in acid, dealing a further 1D6+1 acid damage. This acid damage is dealt an extra round per caster’s name level. The target must make one set of item saving throws (see p. 21), even if they save against the arrow damage.</text:p>
        <text:h text:style-name="Heading_20_4" text:outline-level="4"><text:bookmark-start text:name="arcane-lock"/>Arcane Lock<text:bookmark-end text:name="arcane-lock"/></text:h>
        <text:p text:style-name="First_20_paragraph"><text:span text:style-name="T1">Evocation (R: Touch, D: Permanent)</text:span><text:line-break/>This spell bars the opening mechanism of a door, chest, or the like with magical force. A caster ignores their own lock, but otherwise nullifying the lock requires force or a successful Dispel Magic spell. A mage 4+ levels higher than the lock’s caster can bypass the lock, as can any Knock spell, but in such cases the lock is not nullified and reengages after 10 minutes.</text:p>
        <text:h text:style-name="Heading_20_4" text:outline-level="4"><text:bookmark-start text:name="assist"/>Assist<text:bookmark-end text:name="assist"/></text:h>
        <text:p text:style-name="First_20_paragraph"><text:span text:style-name="T1">Necromancy (R: Touch, D: 1 hour)</text:span><text:line-break/>The subject is imbued with a burst of life force, gaining 2d6+2 temporary Hit Points, plus 2d6 per name level of the caster (not the subject). Unlike healing effects, additional HP from Assist can take a subject over their limit; if so, such HP are always lost first. HP above the caster’s maximum cannot be healed. All Assist HP are lost at the end of the hour; this might conceivably kill a recipient. A creature can only be the subject of one active Assist at any one time.</text:p>
        <text:h text:style-name="Heading_20_4" text:outline-level="4"><text:bookmark-start text:name="augury"/>Augury<text:bookmark-end text:name="augury"/></text:h>
        <text:p text:style-name="First_20_paragraph"><text:span text:style-name="T1">Divination (R: Self, D: Instant)</text:span><text:line-break/>The caster can divine whether an action in the near future (within 30 minutes) will be beneficial or harmful to the party. The base chance success is 70%, plus 1% for each level of caster—i.e. 71% at 1st level, 72% at 2nd, etc—but only a tightly-bound inquiry will return meaningful results. For example, asking “will going down the west corridor be beneficial” is likely to get a non-committal response unless the corridor does not branch and also ends shortly in clear riches or clear disaster.</text:p>
        <text:h text:style-name="Heading_20_4" text:outline-level="4"><text:bookmark-start text:name="bolster"/>Bolster<text:bookmark-end text:name="bolster"/></text:h>
        <text:p text:style-name="First_20_paragraph"><text:span text:style-name="T1">Transmutation (R: Short, D: 12 hours)</text:span><text:line-break/>This spell magically bolsters an ability score of the caster’s choice, with the exception of Arcana. Tasks related to the chosen ability score are one difficulty level lower; Opposed Checks related to it receive a –3 bonus. One additional target per caster name level can be selected; the same score must be boosted for all targets chosen by that particular casting.</text:p>
        <text:h text:style-name="Heading_20_4" text:outline-level="4"><text:bookmark-start text:name="burning-hands"/>Burning Hands<text:bookmark-end text:name="burning-hands"/></text:h>
        <text:p text:style-name="First_20_paragraph"><text:span text:style-name="T1">Evocation (R: Self—30 ft × 10 ft line, D: Instant)</text:span><text:line-break/>Save: Hard (Arc). A burst of flame erupts from the caster’s hands. This deals 2d6 damage, plus 1D6 for every two levels of the caster beyond the second (e.g. 3d6 at level 4, 4d6 at level 6, 5d6 at level 8; maximum 10d6 at level 16) and sets combustibles alight.</text:p>
        <text:h text:style-name="Heading_20_4" text:outline-level="4"><text:bookmark-start text:name="charm"/>Charm<text:bookmark-end text:name="charm"/></text:h>
        <text:p text:style-name="First_20_paragraph"><text:span text:style-name="T1">Enchantment (R: Short, D: 1 day)</text:span><text:line-break/>Save: Hard (Will). This makes one living humanoid of Medium size or smaller see the caster as a trusted friend. The caster can give the subject orders, language permitting. The subject will not knowingly endanger its life beyond reason. Orders not befitting a friend will grant an extra save. At 10th level, the caster can affect any one living creature, language permitting, of up to Large size.</text:p>
        <text:h text:style-name="Heading_20_4" text:outline-level="4"><text:bookmark-start text:name="counterspell"/>Counterspell<text:bookmark-end text:name="counterspell"/></text:h>
        <text:p text:style-name="First_20_paragraph">#<text:span text:style-name="T1">Abjuration (R: Short, D: Instant)</text:span><text:line-break/>A caster can always pick this spell (if prepared) as their declared spell in response to an enemy casting a spell, replacing any other declared spell. In the Magic Phase, before spells are resolved, the dispeller and the enemy each make a dispel check: roll 1d6 + caster level. The enemy adds the level of the spell they are trying to cast, and the highest result wins; ties go to the dispeller. If the dispeller wins, the enemy spell is disrupted.</text:p>
        <text:h text:style-name="Heading_20_4" text:outline-level="4"><text:bookmark-start text:name="detect-invisibility"/>Detect Invisibility<text:bookmark-end text:name="detect-invisibility"/></text:h>
        <text:p text:style-name="First_20_paragraph"><text:span text:style-name="T1">Divination (R: Self, D: 1 hour)</text:span><text:line-break/>The caster can see any objects or beings that are invisible, ethereal, or astral as if they were not invisible.</text:p>
        <text:h text:style-name="Heading_20_4" text:outline-level="4"><text:bookmark-start text:name="detect-traps"/>Detect Traps<text:bookmark-end text:name="detect-traps"/></text:h>
        <text:p text:style-name="First_20_paragraph"><text:span text:style-name="T1">Divination (R: Short, D: 10 minutes)</text:span><text:line-break/>AoE: 60-ft radius. All traps within range glow softly. The spell does not detect natural hazards, such as a weakness in a floor or an unstable ceiling, and the glow can be obscured by obstructions (e.g. a trapped door hidden behind a bookshelf).</text:p>
        <text:h text:style-name="Heading_20_4" text:outline-level="4"><text:bookmark-start text:name="enrage"/>Enrage<text:bookmark-end text:name="enrage"/></text:h>
        <text:p text:style-name="First_20_paragraph"><text:span text:style-name="T1">Enchantment (R: Short, D: 10 minutes)</text:span><text:line-break/>Save: Very Hard (Will). The subject flies into a berserker rage. Regardless of its armament, it always attacks in melee the creature closest to it, friend or foe, and will fight as offensively as possible, though it will not throw itself over a cliff or the like in order to reach an opponent.</text:p>
        <text:h text:style-name="Heading_20_4" text:outline-level="4"><text:bookmark-start text:name="fools-gold"/>Fool’s Gold<text:bookmark-end text:name="fools-gold"/></text:h>
        <text:p text:style-name="First_20_paragraph"><text:span text:style-name="T1">Illusion (R: Short, D: 4 hours)</text:span><text:line-break/>Save: Hard (Per). Up to 100 copper coins or 1 pound of brass items, per caster level, can be changed to resemble gold coins in all ways. Any creature viewing the changed material is granted a save to see the fool’s gold for what it really is.</text:p>
        <text:h text:style-name="Heading_20_4" text:outline-level="4"><text:bookmark-start text:name="forget"/>Forget<text:bookmark-end text:name="forget"/></text:h>
        <text:p text:style-name="First_20_paragraph"><text:span text:style-name="T1">Enchantment (R: Short, D: Permanent)</text:span><text:line-break/>Save: Hard (Will). AoE: Up to 20-ft radius / 8 × 8. Chosen subjects within the area of effect forget the events of the previous minute. For every name level of the caster, another two minutes of past time is forgotten. A Restoration will recover the lost memories.</text:p>
        <text:h text:style-name="Heading_20_4" text:outline-level="4"><text:bookmark-start text:name="guide"/><text:soft-page-break/>Guide<text:bookmark-end text:name="guide"/></text:h>
        <text:p text:style-name="First_20_paragraph"><text:span text:style-name="T1">Divination (R: Self, D: 12 hours)</text:span><text:line-break/>The caster gains a supernatural knowledge of the paths and perils of their surroundings while travelling overland. The caster may choose to apply a +1 bonus that day to either their party’s navigation checks, or their party’s overland random encounter checks.</text:p>
        <text:h text:style-name="Heading_20_4" text:outline-level="4"><text:bookmark-start text:name="gust-of-wind"/>Gust of Wind<text:bookmark-end text:name="gust-of-wind"/></text:h>
        <text:p text:style-name="First_20_paragraph"><text:span text:style-name="T1">Conjuration (R: Self—60 ft × 10 ft line, D: 1 minute)</text:span><text:line-break/>Wind blasts from the caster in the direction faced. Unless braced, creatures that start their round in the line must roll equal to or under their Strength on 1D20 or be pushed 5 ft away for each point that they failed the roll by; apply a –5 roll modifier to flying creatures. Any creature in the line must spend 2 ft of movement for every 1 ft it moves within the line. The gust disperses Fog, Stinking Cloud, and Cloudkill spells, smoke, vapour etc, and extinguishes small open flames like torches. Protected flames such as lanterns have a 50% chance to be extinguished. The caster can change the direction the line travels as an action during their round.</text:p>
        <text:h text:style-name="Heading_20_4" text:outline-level="4"><text:bookmark-start text:name="invisibility"/>Invisibility<text:bookmark-end text:name="invisibility"/></text:h>
        <text:p text:style-name="First_20_paragraph"><text:span text:style-name="T1">Illusion (R: Short, D: Concentration—1 hour)</text:span><text:line-break/>One creature or object of up to one size level larger than the caster vanishes from sight. An invisible creature can see itself. Any light source carried is still visible, and dropped personal items become visible. The spell ends if the subject attacks, though surprise is very likely. Attacks against invisible targets apply a –4 penalty.</text:p>
        <text:h text:style-name="Heading_20_4" text:outline-level="4"><text:bookmark-start text:name="knock"/>Knock<text:bookmark-end text:name="knock"/></text:h>
        <text:p text:style-name="First_20_paragraph"><text:span text:style-name="T1">Transmutation (R: Short, D: Instant)</text:span><text:line-break/>AoE: 10 ft, +50 ft per name level. The spell opens any stuck, barred, or locked box, door, panel or chest in the area of effect, even if hidden. It also loosens shackles or chains, but will not raise a portcullis or the like. It temporarily negates Arcane Lock, but otherwise does not affect magic. A loud knock sounds when the spell is cast: this counts as noisy.</text:p>
        <text:h text:style-name="Heading_20_4" text:outline-level="4"><text:bookmark-start text:name="mind-shield"/>Mind Shield<text:bookmark-end text:name="mind-shield"/></text:h>
        <text:p text:style-name="First_20_paragraph"><text:span text:style-name="T1">Abjuration (R: Touch, D: 4 hours)</text:span><text:line-break/>The subject cannot be detected by mental scans or have their mind or thoughts read, and their saves against mental attacks are one difficulty level lower. However, the subject cannot use or receive telepathic signals.</text:p>
        <text:h text:style-name="Heading_20_4" text:outline-level="4"><text:bookmark-start text:name="mirror-image"/>Mirror Image<text:bookmark-end text:name="mirror-image"/></text:h>
        <text:p text:style-name="First_20_paragraph"><text:span text:style-name="T1">Illusion (R: Self, D: 10 minutes)</text:span><text:line-break/>1d6 illusory duplicates of the caster appear. On a successful direct attack against the caster, roll to see if the caster or an image is struck; any hit on an image causes it to disappear.</text:p>
        <text:h text:style-name="Heading_20_4" text:outline-level="4"><text:bookmark-start text:name="pacify"/>Pacify<text:bookmark-end text:name="pacify"/></text:h>
        <text:p text:style-name="First_20_paragraph"><text:span text:style-name="T1">Enchantment (R: Medium, D: 1 hour)</text:span><text:line-break/>Save: Hard (Will). AoE: Up to 40-ft radius / 16 × 16. This spell calms 1d6 living creatures, ending any arguments, combats, or inclinations to them. This does not create friendly feelings, however. Creatures with the fewest HD are affected first. A pacified creature that takes damage or is attacked breaks free of the spell.</text:p>
        <text:h text:style-name="Heading_20_4" text:outline-level="4"><text:bookmark-start text:name="phantasmal-force"/>Phantasmal Force<text:bookmark-end text:name="phantasmal-force"/></text:h>
        <text:p text:style-name="First_20_paragraph"><text:span text:style-name="T1">Illusion (R: Medium, D: Concentration)</text:span><text:line-break/>Save: Hard (Per). This spell creates the visual and/or auditory illusion of a known object, creature, or force of up to Medium size. The caster can move the image within the spell’s range. Any “damage” dealt directly by the illusion is believed to be real (illusory arrows, pit trap, monster, etc), but vanishes when the illusion is disbelieved or gone. A creature reduced to 0 HP in this way passes out for 1D6+2 rounds, then recovers with any phantasmal damage removed. The illusion is dispelled if attacked and struck (it has AC 10); illusionary attacks strike with the same base attack bonus as the caster.</text:p>
        <text:h text:style-name="Heading_20_4" text:outline-level="4"><text:bookmark-start text:name="phantom-steed"/>Phantom Steed<text:bookmark-end text:name="phantom-steed"/></text:h>
        <text:p text:style-name="First_20_paragraph"><text:span text:style-name="T1">Conjuration (R: Short, D: 12 hours)</text:span><text:line-break/>Up to five (+5 per caster name level) ghostly draft or riding horses—caster’s choice—instantly appear, which serve their riders willingly and well. Each behaves as a normal horse, except that it will not tire, panic, or otherwise be frightened, and does not need food or water.</text:p>
        <text:h text:style-name="Heading_20_4" text:outline-level="4"><text:bookmark-start text:name="protection-from-missiles"/>Protection from Missiles<text:bookmark-end text:name="protection-from-missiles"/></text:h>
        <text:p text:style-name="First_20_paragraph"><text:span text:style-name="T1">Abjuration (R: Touch, D: 1 hour)</text:span><text:line-break/>The subject cannot be damaged by normal missile attacks; these will only break a caster’s concentration if they hit on a natural 20. Magic or non-personal scale missiles (such as a boulder from a giant or a catapult) are instead reduced in damage by 1 point per die of damage.</text:p>
        <text:h text:style-name="Heading_20_4" text:outline-level="4"><text:bookmark-start text:name="protection-from-poison"/>Protection from Poison<text:bookmark-end text:name="protection-from-poison"/></text:h>
        <text:p text:style-name="First_20_paragraph"><text:span text:style-name="T1">Abjuration (R: Touch, D: 1 hour)</text:span><text:line-break/>The subject is immune to poison for the spell’s duration (including to any afflicting them). If cast on one who has failed a lethal poison save within a turn of their being poisoned, the poison is nullified and the subject lives.</text:p>
        <text:h text:style-name="Heading_20_4" text:outline-level="4"><text:bookmark-start text:name="ray-of-fatigue"/>Ray of Fatigue<text:bookmark-end text:name="ray-of-fatigue"/></text:h>
        <text:p text:style-name="First_20_paragraph"><text:span text:style-name="T1">Necromancy (R: Short, D: 10 minutes)</text:span><text:line-break/>Save: Hard (Arc). The subject becomes heavily fatigued. This has no effect if the target is already this fatigued or worse, or does not tire (e.g. undead, constructs).</text:p>
        <text:h text:style-name="Heading_20_4" text:outline-level="4"><text:bookmark-start text:name="silence"/>Silence<text:bookmark-end text:name="silence"/></text:h>
        <text:p text:style-name="First_20_paragraph"><text:span text:style-name="T1">Evocation (R: Medium, D: Concentration—10 minutes)</text:span><text:line-break/>AoE: Up to 15-ft radius / 6 × 6. This spell creates a void of silence in which no sound can be created or pass through. Anything inside the area of effect is immune to sonic attacks, and creatures inside it are deafened. Casting a spell that includes a verbal component is impossible there.</text:p>
        <text:h text:style-name="Heading_20_4" text:outline-level="4"><text:bookmark-start text:name="spider-climb"/>Spider Climb<text:bookmark-end text:name="spider-climb"/></text:h>
        <text:p text:style-name="First_20_paragraph"><text:span text:style-name="T1">Transmutation (R: Short, D: Concentration—10 minutes)</text:span><text:line-break/>So long as its hands are free, a subject can climb and travel on vertical surfaces or even traverse ceilings, with a combat speed of 20 ft per round. Climbing checks are not required for this, but if one is somehow forced, the difficulty is one level lower <text:soft-page-break/>than normal.</text:p>
        <text:h text:style-name="Heading_20_4" text:outline-level="4"><text:bookmark-start text:name="stinking-cloud"/>Stinking Cloud<text:bookmark-end text:name="stinking-cloud"/></text:h>
        <text:p text:style-name="First_20_paragraph"><text:span text:style-name="T1">Conjuration (R: Medium, D: 10 minutes)</text:span><text:line-break/>Save: Hard (Con). AoE: Up to 15-ft radius / 6 × 6. A mass of nauseous vapors is created; any within that fail their save is rendered a helpless target for 1d6 rounds. Passing reduces a victim’s combat speed by half; if in the cloud at the round’s end the creature must save anew.</text:p>
        <text:h text:style-name="Heading_20_4" text:outline-level="4"><text:bookmark-start text:name="transfer"/>Transfer<text:bookmark-end text:name="transfer"/></text:h>
        <text:p text:style-name="First_20_paragraph"><text:span text:style-name="T1">Necromancy (R: Touch, D: Instant)</text:span><text:line-break/>The caster can transfer their life force to one recipient, living or undead. Hit Points are transferred to the subject on a 1:1 basis, as determined by the caster. There is no limit to the amount of Hit Points the caster can transfer, except that the caster cannot go below 1 HP in this fashion; this is treated as healing.</text:p>
        <text:h text:style-name="Heading_20_4" text:outline-level="4"><text:bookmark-start text:name="unflagging-endurance"/>Unflagging Endurance<text:bookmark-end text:name="unflagging-endurance"/></text:h>
        <text:p text:style-name="First_20_paragraph"><text:span text:style-name="T1">Necromancy (R: Short, D: 12 hours)</text:span><text:line-break/>Up to one subject per caster level becomes nearly immune to exhaustion. Subjects can force-march that day with no ill effect, ignore the first burden level from encumbrance, and the difficulty of their saves vs. fatigue, sleep, weakness, or enfeeblement effects is one level lower.</text:p>
        <text:h text:style-name="Heading_20_4" text:outline-level="4"><text:bookmark-start text:name="water-breathing"/>Water Breathing<text:bookmark-end text:name="water-breathing"/></text:h>
        <text:p text:style-name="First_20_paragraph"><text:span text:style-name="T1">Transmutation (R: Short, D: 1 day)</text:span><text:line-break/>Up to two subjects per caster level can breathe water freely.</text:p>
        <text:h text:style-name="Heading_20_4" text:outline-level="4"><text:bookmark-start text:name="web"/>Web<text:bookmark-end text:name="web"/></text:h>
        <text:p text:style-name="First_20_paragraph"><text:span text:style-name="T1">Conjuration (R: Short, D: 10 minutes)</text:span><text:line-break/>Save: Hard (Str). AoE: Up to 30-ft radius / 12 × 12. This spell creates a barrier of sticky strands. To be cast, the Web must be anchored on at least two opposite sides to solid points. Any creature of size Large or smaller that moves into the web or is in its area when it is cast must save or become stuck. Victims can make a save at the end of each round to break free. Those with 18+ Strength can break free or rip through with 1 round of effort. The strands are also flammable, a 5-ft square burning per round.</text:p>
        <text:h text:style-name="Heading_20_4" text:outline-level="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draw:fill-color="#729fcf"/>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11T23:52:15Z</meta:creation-date>
    <dc:date>2025-04-11T18:55:49.261000000</dc:date>
    <meta:print-date>2025-04-11T18:55:29.363000000</meta:print-date>
    <meta:editing-duration>PT2M38S</meta:editing-duration>
    <meta:editing-cycles>1</meta:editing-cycles>
    <meta:document-statistic meta:table-count="0" meta:image-count="0" meta:object-count="0" meta:page-count="7" meta:paragraph-count="162" meta:word-count="4909" meta:character-count="27806" meta:non-whitespace-character-count="23078"/>
  </office:meta>
</office:document-meta>
</file>